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Times New Roman" svg:font-family="'Times New Roman', 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47be4" officeooo:paragraph-rsid="00147be4"/>
    </style:style>
    <style:style style:name="P2" style:family="paragraph" style:parent-style-name="Standard">
      <style:text-properties officeooo:rsid="0015eb38" officeooo:paragraph-rsid="0015eb38"/>
    </style:style>
    <style:style style:name="P3" style:family="paragraph" style:parent-style-name="Standard">
      <style:text-properties officeooo:paragraph-rsid="001f8d0b"/>
    </style:style>
    <style:style style:name="P4" style:family="paragraph" style:parent-style-name="Standard">
      <style:text-properties fo:color="#000000" officeooo:rsid="00257798" officeooo:paragraph-rsid="00257798"/>
    </style:style>
    <style:style style:name="P5" style:family="paragraph" style:parent-style-name="Standard">
      <style:text-properties fo:color="#000000" officeooo:rsid="0025a46c" officeooo:paragraph-rsid="0025a46c"/>
    </style:style>
    <style:style style:name="P6" style:family="paragraph" style:parent-style-name="Standard">
      <style:text-properties fo:color="#000000" officeooo:rsid="0026f7ff" officeooo:paragraph-rsid="0026f7ff"/>
    </style:style>
    <style:style style:name="P7" style:family="paragraph" style:parent-style-name="Standard">
      <style:text-properties fo:color="#000000" officeooo:rsid="0028285f" officeooo:paragraph-rsid="0028285f"/>
    </style:style>
    <style:style style:name="P8" style:family="paragraph" style:parent-style-name="Standard">
      <style:text-properties officeooo:rsid="00257798" officeooo:paragraph-rsid="00257798"/>
    </style:style>
    <style:style style:name="P9" style:family="paragraph" style:parent-style-name="Standard">
      <style:text-properties officeooo:paragraph-rsid="002a2be2"/>
    </style:style>
    <style:style style:name="T1" style:family="text">
      <style:text-properties officeooo:rsid="001a4b32"/>
    </style:style>
    <style:style style:name="T2" style:family="text">
      <style:text-properties officeooo:rsid="001a754e"/>
    </style:style>
    <style:style style:name="T3" style:family="text">
      <style:text-properties officeooo:rsid="001a8a25"/>
    </style:style>
    <style:style style:name="T4" style:family="text">
      <style:text-properties officeooo:rsid="001c6a75"/>
    </style:style>
    <style:style style:name="T5" style:family="text">
      <style:text-properties officeooo:rsid="001cccb5"/>
    </style:style>
    <style:style style:name="T6" style:family="text">
      <style:text-properties officeooo:rsid="001ec869"/>
    </style:style>
    <style:style style:name="T7" style:family="text">
      <style:text-properties officeooo:rsid="001f8d0b"/>
    </style:style>
    <style:style style:name="T8" style:family="text">
      <style:text-properties officeooo:rsid="0020ef19"/>
    </style:style>
    <style:style style:name="T9" style:family="text">
      <style:text-properties officeooo:rsid="00211711"/>
    </style:style>
    <style:style style:name="T10" style:family="text">
      <style:text-properties officeooo:rsid="00222e0a"/>
    </style:style>
    <style:style style:name="T11" style:family="text">
      <style:text-properties fo:color="#000000" style:font-name="Times New Roman" fo:font-size="12pt" fo:background-color="#ffffff" loext:char-shading-value="0"/>
    </style:style>
    <style:style style:name="T12" style:family="text">
      <style:text-properties fo:color="#000000" style:font-name="Times New Roman" fo:font-size="12pt" officeooo:rsid="0022948c" fo:background-color="#ffffff" loext:char-shading-value="0"/>
    </style:style>
    <style:style style:name="T13" style:family="text">
      <style:text-properties fo:color="#000000" style:font-name="Times New Roman" fo:font-size="12pt" officeooo:rsid="0023d191" fo:background-color="#ffffff" loext:char-shading-value="0"/>
    </style:style>
    <style:style style:name="T14" style:family="text">
      <style:text-properties fo:color="#000000" style:font-name="Times New Roman" fo:font-size="12pt" officeooo:rsid="0028adb6" fo:background-color="#ffffff" loext:char-shading-value="0"/>
    </style:style>
    <style:style style:name="T15" style:family="text">
      <style:text-properties officeooo:rsid="0023d191"/>
    </style:style>
    <style:style style:name="T16" style:family="text">
      <style:text-properties fo:color="#c9211e"/>
    </style:style>
    <style:style style:name="T17" style:family="text">
      <style:text-properties officeooo:rsid="0025a46c"/>
    </style:style>
    <style:style style:name="T18" style:family="text">
      <style:text-properties officeooo:rsid="0026b897"/>
    </style:style>
    <style:style style:name="T19" style:family="text">
      <style:text-properties officeooo:rsid="0028285f"/>
    </style:style>
    <style:style style:name="T20" style:family="text">
      <style:text-properties officeooo:rsid="0028708b"/>
    </style:style>
    <style:style style:name="T21" style:family="text">
      <style:text-properties officeooo:rsid="002a2be2"/>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How well do different mathematical models e.g. based upon population growth (mechanistic) theory vs phenomenological ones, fit to functional responses data across species?</text:p>
      <text:p text:style-name="P1"/>
      <text:p text:style-name="P1">Fluctuations in the abundance (density) of single populations may play a crucial role in ecosystem dynamics and emergent functional characteristics, such as rates of carbon fixation or disease transmission. A population grows exponentially while its abundance is low and resources are not limiting (the Malthusian principle). This growth then slows and eventually stops as resources become limiting. There may also be a time lag before the population growth really takes off at the start. We will focus on microbial (specifically, bacterial) growth rates. Bacterial growth in batch culture follows a distinct set of phases; lag phase, exponential phase and stationary phase. During the lag phase a suite of transcriptional machinery is activated, including genes involved in nutrient uptake and metabolic changes, as bacteria prepare for growth. During the exponential growth phase, bacteria divide at a constant rate, the population doubling with each generation. When the carrying capacity of the media is reached, growth slows and the number of cells in the culture stabilises, beginning the stationary phase. Traditionally, microbial growth rates were measured by plotting cell numbers or culture density against time on a semi-log graph and fitting a straight line through the exponential growth phase – the slope of the line gives the maximum growth rate (). Models have since been developed which we can use to describe the whole sigmoidal bacterial growth curve.</text:p>
      <text:p text:style-name="P1"/>
      <text:p text:style-name="P1">Introduction</text:p>
      <text:p text:style-name="P2"/>
      <text:p text:style-name="P9"><text:span text:style-name="T1">The </text:span><text:span text:style-name="T2">fundamental</text:span><text:span text:style-name="T1"> nature of biology is complex. </text:span><text:span text:style-name="T2">As </text:span><text:span text:style-name="T3">increasingly vast amounts of</text:span><text:span text:style-name="T2"> </text:span><text:span text:style-name="T3">sophisticated</text:span><text:span text:style-name="T2"> data </text:span><text:span text:style-name="T3">regarding</text:span><text:span text:style-name="T2"> the </text:span><text:span text:style-name="T3">biological </text:span><text:span text:style-name="T2">world becomes </text:span><text:span text:style-name="T3">more readily </text:span><text:span text:style-name="T2">available</text:span><text:span text:style-name="T3"> </text:span><text:span text:style-name="T2">through the evolution of technology, more complex mechanisms and tools are required to explain biological phenomena </text:span><text:span text:style-name="T11">(Bolker et al., 2013)</text:span><text:span text:style-name="T2">. </text:span><text:span text:style-name="T4">Null hypothesis-testing becomes ever more obsolete as researchers adopt more intricate and robust approaches to exploring data </text:span><text:span text:style-name="T11">(Johnson </text:span><text:span text:style-name="T12">et al.</text:span><text:span text:style-name="T11">, 2004)</text:span><text:span text:style-name="T4">. Model selection, based upon likelihood theory, is quickly becoming the most popular method </text:span><text:span text:style-name="T6">in certain fields, </text:span><text:span text:style-name="T21">such as microbiology </text:span><text:span text:style-name="T11">(Ferrer et al., 2009)</text:span><text:span text:style-name="T4">. This approach allows for the handling of irregular, nonlinear, </text:span><text:span text:style-name="T5">heteroscedastic data that was </text:span><text:span text:style-name="T8">unsuitable</text:span><text:span text:style-name="T5"> </text:span><text:span text:style-name="T8">for</text:span><text:span text:style-name="T5"> the simple ANOVA analyses of the past </text:span><text:span text:style-name="T11">(Bolker et al., 2013)</text:span><text:span text:style-name="T5">. </text:span><text:span text:style-name="T7">Biology is becom</text:span><text:span text:style-name="T21">ing</text:span><text:span text:style-name="T7"> an increasingly inter-disciplinary field as the incorporation of mathematics, computer science and physics becomes more accepted </text:span><text:span text:style-name="T11">(Gunawardena, 2014)</text:span><text:span text:style-name="T7">. Many biological phenomena can be fitted to differential equations, and in this way applied mathematics gives us the tools, via mathematical models, to understand complexity </text:span><text:span text:style-name="T11">(Transtrum </text:span><text:span text:style-name="T13">et al.</text:span><text:span text:style-name="T11">, 2016)</text:span><text:span text:style-name="T7">. Mathematical models can not solely express the complexity of a biological system, however they provide a good representation when they are intricate enough to </text:span><text:span text:style-name="T21">represent the system</text:span><text:span text:style-name="T7">, while being transparent enough to allow for practical inferences and predictions across variable conditions </text:span><text:span text:style-name="T11">(Transtrum </text:span><text:span text:style-name="T13">et al.</text:span><text:span text:style-name="T11">, 2016</text:span><text:span text:style-name="T13">)</text:span><text:span text:style-name="T7">. </text:span><text:span text:style-name="T9">Model selection has three main advantages over null hypothesis-testing. It allows for multiple rival models to be evaluated against the data set simultaneously, instead of against an arbitrary probability threshold, and the degree to which a model fits the data the more support it lends to the associated hypothesis. </text:span><text:span text:style-name="T10">Additionally, weight-based rankings provide a quantitative method of measuring support to said hypothesis. Finally, in cases where models have indistinguishable or nearly equal AIC (A</text:span><text:span text:style-name="T15">kaike Information Criterion</text:span><text:span text:style-name="T10">) values, model averaging allows us to combat this problem by ensuring robust parameter estimates and predictions </text:span><text:span text:style-name="T11">(Johnson </text:span><text:span text:style-name="T12">et al.</text:span><text:span text:style-name="T11">, 2004)</text:span><text:span text:style-name="T10">. Mathematical models have had a significant impact on furthering our understanding of experimental observations, as well as biological systems and mechanisms, for the last twenty years </text:span><text:span text:style-name="T11">(Jin, 2017)</text:span><text:span text:style-name="T10">. </text:span></text:p>
      <text:p text:style-name="P3"/>
      <text:p text:style-name="P8"><text:span text:style-name="T16">Paragraph on the mechanistic vs phenomenological models here.</text:span> </text:p>
      <text:p text:style-name="P8"/>
      <text:p text:style-name="P9"><text:soft-page-break/><text:span text:style-name="T18">Microbial growth is the most common cause of food spoilage and when a pathogen is involved, of food poisoning </text:span><text:span text:style-name="T11">(Peleg </text:span><text:span text:style-name="T14">et al.</text:span><text:span text:style-name="T11">, 2011).</text:span><text:span text:style-name="T18"> Fluctuations in microbial processes or populations have been observed and graphically displayed but seldom analysed statistically or mathematically </text:span><text:span text:style-name="T11">(Zelenev </text:span><text:span text:style-name="T14">et al.</text:span><text:span text:style-name="T11">, 2005)</text:span><text:span text:style-name="T18">, despite fluctuations in their abundance playing critical roles in ecosystem dynamics and emergent functional responses </text:span><text:span text:style-name="T11">(Schimel </text:span><text:span text:style-name="T14">et al.</text:span><text:span text:style-name="T11">, 2007)</text:span><text:span text:style-name="T18">, such as carbon fixation </text:span><text:span text:style-name="T11">(Lynn et al., 2016)</text:span><text:span text:style-name="T18"> or disease transmission </text:span><text:span text:style-name="T11">(Borer et al., 2020)</text:span><text:span text:style-name="T18">. </text:span></text:p>
      <text:p text:style-name="P8"/>
      <text:p text:style-name="P4">Microbial growth is the most common cause of food spoilage and when a pathogen is involved, o<text:span text:style-name="T17">f</text:span> food poisoning. </text:p>
      <text:p text:style-name="P4">Microbial growth has been described by a variety of mathematical models. </text:p>
      <text:p text:style-name="P4">Typical growth in a closed habitat has four discernible stages: a lag phase, exponential growth phase, a stationary phase, and a mortality phase. </text:p>
      <text:p text:style-name="P4">However, with very few exceptions, the models in the food microbiology literature's only deal with the first three and disregard the last. </text:p>
      <text:p text:style-name="P4">An ideal microbial growth curve is a plot of the number of living cells as a function of time. </text:p>
      <text:p text:style-name="P4">The actual microbial growth curve is a record of the countable cells determined at certain time intervals during the populations evolution.</text:p>
      <text:p text:style-name="P4">The most commonly used growth models in food microbiology are of two types: empirical algebraic expressions of which the Gompertz is the most familiar and frequently employed, and growth rate models, almost all variants of the continuous logistic equation, the Vermulst model. </text:p>
      <text:p text:style-name="P5">Since the transition from the “no-growth phase” to the “exponential growth regime” is continuous rather than abrupt the “lag time” has no clearly or uniquely defined duration, a point always known to modelers. </text:p>
      <text:p text:style-name="P5">One potential difficulty with the “lag time” determined by either method, will always arise when the growth curve has a steep slope at the inflection point and very moderate climb at the region preceding it. </text:p>
      <text:p text:style-name="P5">The problem with the curve fitting method is that different growth models might yield very different values when used to fit the same experimental data. </text:p>
      <text:p text:style-name="P5">These problems are the inevitable penalty of attempting to assign special significance to a point on a segment of a curve that rises (or falls) monotonically – the inflection point being a notable exception. </text:p>
      <text:p text:style-name="P5">Although in many cases either method provides a marker of the onset of the accelerated growth regime, the rendered value need not accurately indicate when the acceleration of the growth actually started. </text:p>
      <text:p text:style-name="P5">In growth curves showing no “lag time” at all, that is, where the population size rises without any discernible delay, the intersection of the tangent of the curve at its “exponential phase” with the abscissa has no meaning at all. </text:p>
      <text:p text:style-name="P5">“lag time” can be defined as the time to reach 50 or 100% growth, or a factor of .5 or 1.log units increase. </text:p>
      <text:p text:style-name="P5">When defined in this way, every mathematical model that adequately fits the experimental growth data will yield a similar value. </text:p>
      <text:p text:style-name="P5">Since the arbitrariness of the definition is admitted at the outset, any confusion concernign the connection of the value to the physiological state of the population and its supposedly universal relation to other growth parameters will be naturally eliminated. </text:p>
      <text:p text:style-name="P5">“lag time” can also be determined by microscopically monitored cell division frequencies. Such observations provide direct record of what happens at the cellular level and hence could be considered a direct measure of the lag time duration. </text:p>
      <text:p text:style-name="P5">However, determining the division times of a cell unambiguously and identifying the distribution of the division times, which marks the transition to the exponential growth phase, will still be a challenge. </text:p>
      <text:p text:style-name="P4"/>
      <text:p text:style-name="P4"/>
      <text:p text:style-name="P4"><text:soft-page-break/></text:p>
      <text:p text:style-name="P4"/>
      <text:p text:style-name="P4"/>
      <text:p text:style-name="P4"/>
      <text:p text:style-name="P6">Methods and Materials</text:p>
      <text:p text:style-name="P6">1. Data wrangling</text:p>
      <text:p text:style-name="P6"/>
      <text:p text:style-name="P6">We created a script that imported the data and prepared it for model fitting. We did this by creating unique IDs so that we could identify unique datasets e.g. single thermal responses or functional responses. The script also dealt with missing, and other problematic data values. </text:p>
      <text:p text:style-name="P6"/>
      <text:p text:style-name="P6">2. Model fitting script – <text:span text:style-name="T19">cubic polynomial, logistic, and Gompertz models. </text:span></text:p>
      <text:p text:style-name="P6"/>
      <text:p text:style-name="P6">Our second script contained our model fitting. The script opened the new modified data set from the previous step, and fitted at least one mechanistic/nonlinear model along with one or more linear models. It also calculated AIC, BIC and R^2 and other statistical measure of model fit. Then the script exported the results to a csv that the final plotting script could read. </text:p>
      <text:p text:style-name="P4"/>
      <text:p text:style-name="P7">3. Final plotting and analysis script</text:p>
      <text:p text:style-name="P4"/>
      <text:p text:style-name="P7">This script imports the results from the previous step and plots every curve with the two or more models overlaid. Doing this will help to identify poor fits visually and help us decide whether the model fitting can be further optimised. All plots should be saved in a single separate sub-directory. </text:p>
      <text:p text:style-name="P7"/>
      <text:p text:style-name="P7">4. Report compiling script</text:p>
      <text:p text:style-name="P7"/>
      <text:p text:style-name="P7">This script compiles the latex source code, with a bash script to compiles it. </text:p>
      <text:p text:style-name="P7"/>
      <text:p text:style-name="P7">5. A single script</text:p>
      <text:p text:style-name="P7"/>
      <text:p text:style-name="P7">This script runs the whole project, right down to compilation of the Latex document. </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Times New Roman" svg:font-family="'Times New Roman', 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2-01T14:17:07.364954310</meta:creation-date>
    <dc:date>2021-12-03T08:49:23.798006751</dc:date>
    <meta:editing-duration>PT1H10M46S</meta:editing-duration>
    <meta:editing-cycles>4</meta:editing-cycles>
    <meta:generator>LibreOffice/6.4.7.2$Linux_X86_64 LibreOffice_project/40$Build-2</meta:generator>
    <meta:document-statistic meta:table-count="0" meta:image-count="0" meta:object-count="0" meta:page-count="5" meta:paragraph-count="35" meta:word-count="1389" meta:character-count="9027" meta:non-whitespace-character-count="7644"/>
  </office:meta>
</office:document-meta>
</file>